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20c5a" officeooo:paragraph-rsid="00120c5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120c5a" officeooo:paragraph-rsid="00120c5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0c5a" officeooo:paragraph-rsid="00120c5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120c5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20c5a" officeooo:paragraph-rsid="00120c5a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 style:list-style-name="L1">
      <style:text-properties fo:font-size="14pt" style:font-size-asian="14pt" style:font-size-complex="14pt"/>
    </style:style>
    <style:style style:name="P8" style:family="paragraph" style:parent-style-name="Text_20_body" style:list-style-name="L1">
      <style:text-properties fo:font-size="14pt" officeooo:paragraph-rsid="00120c5a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font-size="14pt" fo:font-weight="normal" officeooo:rsid="00120c5a" officeooo:paragraph-rsid="00120c5a" style:font-size-asian="14pt" style:font-weight-asian="normal" style:font-size-complex="14pt" style:font-weight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fo:font-size="14pt" fo:font-weight="normal" officeooo:rsid="00120c5a" officeooo:paragraph-rsid="00120c5a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fo:font-weight="normal" officeooo:rsid="00135f62" officeooo:paragraph-rsid="00135f62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4pt" fo:font-weight="bold" officeooo:rsid="00120c5a" officeooo:paragraph-rsid="00120c5a" style:font-size-asian="14pt" style:font-weight-asian="bold" style:font-size-complex="14pt" style:font-weight-complex="bold"/>
    </style:style>
    <style:style style:name="T1" style:family="text">
      <style:text-properties officeooo:rsid="00120c5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0c5a" style:font-weight-asian="normal" style:font-weight-complex="normal"/>
    </style:style>
    <style:style style:name="T4" style:family="text">
      <style:text-properties fo:font-weight="bold" officeooo:rsid="00120c5a" style:font-weight-asian="bold" style:font-weight-complex="bold"/>
    </style:style>
    <style:style style:name="T5" style:family="text">
      <style:text-properties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лабораторной работе №0</text:p>
      <text:p text:style-name="P1">по курсу «Искусственный интеллект»</text:p>
      <text:p text:style-name="P2"/>
      <text:p text:style-name="P3">Выполнил студент группы М8О-308б-16 Никитин Андрей</text:p>
      <text:p text:style-name="P3"/>
      <text:p text:style-name="P5">Тема: </text:p>
      <text:p text:style-name="P4"><text:span text:style-name="T3">Получение и предобработка данных</text:span></text:p>
      <text:p text:style-name="P4"><text:span text:style-name="T4"/></text:p>
      <text:p text:style-name="P4"><text:span text:style-name="T4">Задача: </text:span></text:p>
      <text:p text:style-name="P4"><text:span text:style-name="T2">Требуется сформировать/получить два набора данных соответствующие следующим критериям: </text:span></text:p>
      <text:list xml:id="list3940446746" text:style-name="L1">
        <text:list-item>
          <text:p text:style-name="P7">Один из датасетов должен представлять собой корпус документов. Язык, источник и тематика произвольна </text:p>
        </text:list-item>
        <text:list-item>
          <text:p text:style-name="P8">Второй датасет должен содержать категориальные, количественные признаки. Для данного датасета определить предсказываемые признаки (для задачи регрессии и класс<text:span text:style-name="T1">и</text:span>фикации). Если такого признака нет, спроектировать </text:p>
        </text:list-item>
      </text:list>
      <text:p text:style-name="P6">По каждому датасету построить распределения признаков (в случае корпуса документов – построить распределение слов) и объяснить имеющуюся картину. Вычислить статистические характеристики признаков. Обнаружить и решить возможные проблемы с данными. Если решить данную проблему невозможно, объяснить почему.</text:p>
      <text:p text:style-name="P5">Оборудование студента<text:span text:style-name="T2">: </text:span></text:p>
      <text:p text:style-name="P5"><text:span text:style-name="T2">Ноутбук Lenovo ThinkPad 13, процессор Intel® Core™ i5-7200U CPU 1.70 GHz, память 8ГБ, 64-разрядная система.</text:span></text:p>
      <text:p text:style-name="P5"><text:span text:style-name="T2"/></text:p>
      <text:p text:style-name="P5">Программное обеспечение:</text:p>
      <text:p text:style-name="P9"><text:span text:style-name="T5">ОС Linux Mint 19, <text:s/>Python 3.6.7 (C библиотеками Pandas, Numpy и Scikit-Learn), Jupyter notebook 4.4.0</text:span></text:p>
      <text:p text:style-name="P12"><text:span text:style-name="T5">Ход работы:</text:span></text:p>
      <text:p text:style-name="P9"><text:span text:style-name="T5">Выбранные датасеты:</text:span></text:p>
      <text:list xml:id="list1540756996" text:style-name="L2">
        <text:list-item>
          <text:p text:style-name="P10"><text:span text:style-name="T5">Датасет с характеристиками бриллиантов и ценами на них:<text:line-break/></text:span><text:a xlink:type="simple" xlink:href="https://www.kaggle.com/shivam2503/diamonds" text:style-name="Internet_20_link" text:visited-style-name="Visited_20_Internet_20_Link"><text:span text:style-name="T5">https://www.kaggle.com/shivam2503/diamonds</text:span></text:a></text:p>
        </text:list-item>
        <text:list-item>
          <text:p text:style-name="P10"><text:span text:style-name="T5">Датасет документов по категориям «The 20 Newsgroups»<text:line-break/></text:span><text:a xlink:type="simple" xlink:href="http://qwone.com/~jason/20Newsgroups/" text:style-name="Internet_20_link" text:visited-style-name="Visited_20_Internet_20_Link"><text:span text:style-name="T5">http://qwone.com/~jason/20Newsgroups/</text:span></text:a></text:p>
        </text:list-item>
      </text:list>
      <text:p text:style-name="P11"><text:span text:style-name="T5">Весь анализ данных с построением статистических оценок, распределений, соответствующих графиков и выводами оформлен с помощью Jupyter Notebook: </text:span><text:a xlink:type="simple" xlink:href="https://github.com/AndrewNikitin/ML_Labs" text:style-name="Internet_20_link" text:visited-style-name="Visited_20_Internet_20_Link"><text:span text:style-name="T5">https://github.com/AndrewNikitin/ML_Lab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6:30:00.862285014</meta:creation-date>
    <dc:date>2019-03-30T16:46:55.031024086</dc:date>
    <meta:editing-duration>PT4M8S</meta:editing-duration>
    <meta:editing-cycles>1</meta:editing-cycles>
    <meta:document-statistic meta:table-count="0" meta:image-count="0" meta:object-count="0" meta:page-count="1" meta:paragraph-count="19" meta:word-count="177" meta:character-count="1529" meta:non-whitespace-character-count="1367"/>
    <meta:generator>LibreOffice/6.0.7.3$Linux_X86_64 LibreOffice_project/00m0$Build-3</meta:generator>
  </office:meta>
</office:document-meta>
</file>